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rsid="1b71f393" officeooo:paragraph-rsid="1b71f393"/>
    </style:style>
    <style:style style:name="P2" style:family="paragraph" style:parent-style-name="Text_20_body" style:list-style-name="L12">
      <style:text-properties officeooo:rsid="1b71f393" officeooo:paragraph-rsid="1b71f393"/>
    </style:style>
    <style:style style:name="P3" style:family="paragraph" style:parent-style-name="Text_20_body" style:list-style-name="L12">
      <style:text-properties officeooo:paragraph-rsid="1b71f393"/>
    </style:style>
    <style:style style:name="P4" style:family="paragraph" style:parent-style-name="Text_20_body" style:list-style-name="L12">
      <style:text-properties officeooo:rsid="1b722b70" officeooo:paragraph-rsid="1b722b70"/>
    </style:style>
    <style:style style:name="P5" style:family="paragraph" style:parent-style-name="Text_20_body" style:list-style-name="L13">
      <style:text-properties officeooo:paragraph-rsid="1b73a422"/>
    </style:style>
    <style:style style:name="P6" style:family="paragraph" style:parent-style-name="Text_20_body" style:list-style-name="L13">
      <style:text-properties officeooo:paragraph-rsid="1b77346b"/>
    </style:style>
    <style:style style:name="P7" style:family="paragraph" style:parent-style-name="Text_20_body" style:list-style-name="L13">
      <style:text-properties officeooo:rsid="1b783a29" officeooo:paragraph-rsid="1b783a29"/>
    </style:style>
    <style:style style:name="P8" style:family="paragraph" style:parent-style-name="Text_20_body">
      <style:text-properties officeooo:rsid="1b79f162" officeooo:paragraph-rsid="1b79f162"/>
    </style:style>
    <style:style style:name="P9" style:family="paragraph" style:parent-style-name="Text_20_body">
      <style:text-properties officeooo:rsid="1b79f162" officeooo:paragraph-rsid="1b823919"/>
    </style:style>
    <style:style style:name="P10" style:family="paragraph" style:parent-style-name="Text_20_body">
      <style:text-properties officeooo:paragraph-rsid="1b79f162"/>
    </style:style>
    <style:style style:name="P11" style:family="paragraph" style:parent-style-name="Text_20_body" style:list-style-name="L14">
      <style:text-properties officeooo:paragraph-rsid="1b823919"/>
    </style:style>
    <style:style style:name="P12" style:family="paragraph" style:parent-style-name="Text_20_body">
      <style:text-properties officeooo:rsid="1b832b4b" officeooo:paragraph-rsid="1b832b4b"/>
    </style:style>
    <style:style style:name="T1" style:family="text">
      <style:text-properties officeooo:rsid="1b71f393"/>
    </style:style>
    <style:style style:name="T2" style:family="text">
      <style:text-properties officeooo:rsid="1b73a422"/>
    </style:style>
    <style:style style:name="T3" style:family="text">
      <style:text-properties officeooo:rsid="1b7481af"/>
    </style:style>
    <style:style style:name="T4" style:family="text">
      <style:text-properties officeooo:rsid="1b77346b"/>
    </style:style>
    <style:style style:name="T5" style:family="text">
      <style:text-properties style:use-window-font-color="true" style:font-name="Georgia" fo:font-size="10pt" fo:letter-spacing="0.004cm" fo:language="cs" fo:country="CZ" officeooo:rsid="1b79f162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Georgia" fo:font-size="10pt" fo:letter-spacing="0.004cm" fo:language="cs" fo:country="CZ" officeooo:rsid="1b7bc3ef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Georgia" fo:font-size="10pt" fo:letter-spacing="0.004cm" fo:language="cs" fo:country="CZ" officeooo:rsid="1b7d703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Georgia" fo:font-size="10pt" fo:letter-spacing="0.004cm" fo:language="cs" fo:country="CZ" officeooo:rsid="1b7ed43f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Georgia" fo:font-size="10pt" fo:letter-spacing="0.004cm" fo:language="cs" fo:country="CZ" officeooo:rsid="1b8469df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0" style:family="text">
      <style:text-properties officeooo:rsid="1b79f162"/>
    </style:style>
    <style:style style:name="T11" style:family="text">
      <style:text-properties officeooo:rsid="1b7bc3ef"/>
    </style:style>
    <style:style style:name="T12" style:family="text">
      <style:text-properties officeooo:rsid="1b7ed43f"/>
    </style:style>
    <style:style style:name="T13" style:family="text">
      <style:text-properties officeooo:rsid="1b8239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radra</text:h>
      <text:list xml:id="list4188922473" text:style-name="L12">
        <text:list-item>
          <text:p text:style-name="P3"><text:span text:style-name="T1">Původně Icénské obchodní město, stejně jako Vadora</text:span></text:p>
        </text:list-item>
        <text:list-item>
          <text:p text:style-name="P2">Nemá hradby</text:p>
        </text:list-item>
        <text:list-item>
          <text:p text:style-name="P2">Je na ostrově</text:p>
        </text:list-item>
        <text:list-item>
          <text:p text:style-name="P2">Kanály?</text:p>
        </text:list-item>
        <text:list-item>
          <text:p text:style-name="P4">Rybářský přístav</text:p>
        </text:list-item>
      </text:list>
      <text:h text:style-name="Heading_20_2" text:outline-level="2">Městská správa</text:h>
      <text:list xml:id="list1661179810" text:style-name="L13">
        <text:list-item>
          <text:p text:style-name="P5"><text:span text:style-name="T2">Baradra nikdy nebyla pod Dórskou nadvládou, nemá tudíž triarchy. Nemá už ale původní Icénský senát, ze senátorských rodin se postupně stala šlechta.</text:span></text:p>
        </text:list-item>
        <text:list-item>
          <text:p text:style-name="P6"><text:span text:style-name="T3">Oligarchie.</text:span></text:p>
        </text:list-item>
        <text:list-item>
          <text:p text:style-name="P6"><text:span text:style-name="T12">Rada kancléřů (malá rada</text:span><text:span text:style-name="T8">).</text:span><text:span text:style-name="T12"> 5 míst. Předsedá jí velký kancléř (de facto vládce města). Ten se ale vždy po </text:span><text:span text:style-name="T6">s</text:span><text:span text:style-name="T7">edmi</text:span><text:span text:style-name="T4"> letech střídá.</text:span></text:p>
        </text:list-item>
        <text:list-item>
          <text:p text:style-name="P6"><text:span text:style-name="T4">Velká rada - hlavy všech šlechtických rodů, volí členy Malé rady a Soudní dvůr.</text:span></text:p>
        </text:list-item>
        <text:list-item>
          <text:p text:style-name="P7">Soudní dvůr – 3 soudci.</text:p>
        </text:list-item>
      </text:list>
      <text:p text:style-name="P9">Titulatura:</text:p>
      <text:list xml:id="list2748541225" text:style-name="L14">
        <text:list-item>
          <text:p text:style-name="P11"><text:span text:style-name="T10">„ctihodný pán“, „ctihodná paní“ (šlechtické tituly).</text:span></text:p>
        </text:list-item>
        <text:list-item>
          <text:p text:style-name="P11">„<text:span text:style-name="T13">Vznešený a ctihodný pán/paní“ - hlava rodu a člen Velké rady.</text:span></text:p>
        </text:list-item>
      </text:list>
      <text:h text:style-name="Heading_20_2" text:outline-level="2"><text:soft-page-break/>Vojsko</text:h>
      <text:p text:style-name="P10"><text:span text:style-name="T5">Garda (elitní vojáci ve službách města. </text:span><text:span text:style-name="T9">Velí jim přímo velký kancléř</text:span><text:span text:style-name="T5">)</text:span><text:span text:style-name="T10">.</text:span></text:p>
      <text:p text:style-name="P8">Městská stráž (udržuje pořádek).</text:p>
      <text:p text:style-name="P12">Osobní stráž jednotlivých šlechticů.</text:p>
      <text:p text:style-name="P10"><text:span text:style-name="T10">Námořnictvo (hlavně </text:span><text:span text:style-name="T5">doprovod obchodních lodí</text:span><text:span text:style-name="T10"> na ochranu proti pirátům, pokud si to zaplatí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23T12:28:06.242000000</dc:date>
    <meta:print-date>2113-01-01T00:00:00</meta:print-date>
    <meta:editing-cycles>11907</meta:editing-cycles>
    <meta:editing-duration>P35DT9H14M15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2" meta:paragraph-count="21" meta:word-count="145" meta:character-count="878" meta:non-whitespace-character-count="765"/>
  </office:meta>
</office:document-meta>
</file>